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075in"/>
    </style:style>
    <style:style style:name="co10" style:family="table-column">
      <style:table-column-properties fo:break-before="auto" style:column-width="2.6in"/>
    </style:style>
    <style:style style:name="co11" style:family="table-column">
      <style:table-column-properties fo:break-before="auto" style:column-width="5.2547in"/>
    </style:style>
    <style:style style:name="co12" style:family="table-column">
      <style:table-column-properties fo:break-before="auto" style:column-width="1.628in"/>
    </style:style>
    <style:style style:name="co1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3764in"/>
    </style:style>
    <style:style style:name="co14" style:family="table-column">
      <style:table-column-properties fo:break-before="auto" style:column-width="1.802in"/>
    </style:style>
    <style:style style:name="co18" style:family="table-column">
      <style:table-column-properties fo:break-before="auto" style:column-width="2.1409in"/>
    </style:style>
    <style:style style:name="co19" style:family="table-column">
      <style:table-column-properties fo:break-before="auto" style:column-width="4.1953in"/>
    </style:style>
    <style:style style:name="co20" style:family="table-column">
      <style:table-column-properties fo:break-before="auto" style:column-width="3.3862in"/>
    </style:style>
    <style:style style:name="co17" style:family="table-column">
      <style:table-column-properties fo:break-before="auto" style:column-width="2.7091in"/>
    </style:style>
    <style:style style:name="co21" style:family="table-column">
      <style:table-column-properties fo:break-before="auto" style:column-width="1.2563in"/>
    </style:style>
    <style:style style:name="co22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0.95in"/>
    </style:style>
    <style:style style:name="co24" style:family="table-column">
      <style:table-column-properties fo:break-before="auto" style:column-width="2.6102in"/>
    </style:style>
    <style:style style:name="co25" style:family="table-column">
      <style:table-column-properties fo:break-before="auto" style:column-width="1.3102in"/>
    </style:style>
    <style:style style:name="co26" style:family="table-column">
      <style:table-column-properties fo:break-before="auto" style:column-width="1.8457in"/>
    </style:style>
    <style:style style:name="ro19" style:family="table-row">
      <style:table-row-properties style:row-height="0.4272in" fo:break-before="auto" style:use-optimal-row-height="false"/>
    </style:style>
    <style:style style:name="ro20" style:family="table-row">
      <style:table-row-properties style:row-height="2.1661in" fo:break-before="auto" style:use-optimal-row-height="true"/>
    </style:style>
    <style:style style:name="ro21" style:family="table-row">
      <style:table-row-properties style:row-height="1.5854in" fo:break-before="auto" style:use-optimal-row-height="true"/>
    </style:style>
    <style:style style:name="ro22" style:family="table-row">
      <style:table-row-properties style:row-height="1.7516in" fo:break-before="auto" style:use-optimal-row-height="true"/>
    </style:style>
    <style:style style:name="ro23" style:family="table-row">
      <style:table-row-properties style:row-height="1.9173in" fo:break-before="auto" style:use-optimal-row-height="true"/>
    </style:style>
    <style:style style:name="ro24" style:family="table-row">
      <style:table-row-properties style:row-height="2.0835in" fo:break-before="auto" style:use-optimal-row-height="true"/>
    </style:style>
    <style:style style:name="ro25" style:family="table-row">
      <style:table-row-properties style:row-height="2.2484in" fo:break-before="auto" style:use-optimal-row-height="true"/>
    </style:style>
    <style:style style:name="ro26" style:family="table-row">
      <style:table-row-properties style:row-height="2.4146in" fo:break-before="auto" style:use-optimal-row-height="true"/>
    </style:style>
    <style:style style:name="ro27" style:family="table-row">
      <style:table-row-properties style:row-height="2.5807in" fo:break-before="auto" style:use-optimal-row-height="true"/>
    </style:style>
    <style:style style:name="ro28" style:family="table-row">
      <style:table-row-properties style:row-height="2.7465in" fo:break-before="auto" style:use-optimal-row-height="true"/>
    </style:style>
    <style:style style:name="ro29" style:family="table-row">
      <style:table-row-properties style:row-height="2.9126in" fo:break-before="auto" style:use-optimal-row-height="true"/>
    </style:style>
    <style:style style:name="ro30" style:family="table-row">
      <style:table-row-properties style:row-height="1.7827in" fo:break-before="auto" style:use-optimal-row-height="true"/>
    </style:style>
    <style:style style:name="ro31" style:family="table-row">
      <style:table-row-properties style:row-height="1.9583in" fo:break-before="auto" style:use-optimal-row-height="true"/>
    </style:style>
    <style:style style:name="ro32" style:family="table-row">
      <style:table-row-properties style:row-height="2.311in" fo:break-before="auto" style:use-optimal-row-height="true"/>
    </style:style>
    <style:style style:name="ro33" style:family="table-row">
      <style:table-row-properties style:row-height="2.8291in" fo:break-before="auto" style:use-optimal-row-height="true"/>
    </style:style>
    <style:style style:name="ro34" style:family="table-row">
      <style:table-row-properties style:row-height="2.2902in" fo:break-before="auto" style:use-optimal-row-height="true"/>
    </style:style>
    <style:style style:name="ro35" style:family="table-row">
      <style:table-row-properties style:row-height="2.4665in" fo:break-before="auto" style:use-optimal-row-height="true"/>
    </style:style>
    <style:style style:name="ro36" style:family="table-row">
      <style:table-row-properties style:row-height="2.6425in" fo:break-before="auto" style:use-optimal-row-height="true"/>
    </style:style>
    <style:style style:name="ro37" style:family="table-row">
      <style:table-row-properties style:row-height="1.2437in" fo:break-before="auto" style:use-optimal-row-height="true"/>
    </style:style>
    <style:style style:name="ro38" style:family="table-row">
      <style:table-row-properties style:row-height="1.7409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8" style:family="table-row">
      <style:table-row-properties style:row-height="0.1866in" fo:break-before="auto" style:use-optimal-row-height="true"/>
    </style:style>
    <style:style style:name="ro39" style:family="table-row">
      <style:table-row-properties style:row-height="1.2638in" fo:break-before="auto" style:use-optimal-row-height="true"/>
    </style:style>
    <style:style style:name="ro40" style:family="table-row">
      <style:table-row-properties style:row-height="1.4193in" fo:break-before="auto" style:use-optimal-row-height="true"/>
    </style:style>
    <style:style style:name="ro41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ro46" style:family="table-row">
      <style:table-row-properties style:row-height="0.4866in" fo:break-before="auto" style:use-optimal-row-height="true"/>
    </style:style>
    <style:style style:name="ro47" style:family="table-row">
      <style:table-row-properties style:row-height="0.1862in" fo:break-before="auto" style:use-optimal-row-height="true"/>
    </style:style>
    <style:style style:name="ro48" style:family="table-row">
      <style:table-row-properties style:row-height="0.5492in" fo:break-before="auto" style:use-optimal-row-height="tru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5693in" fo:break-before="auto" style:use-optimal-row-height="false"/>
    </style:style>
    <style:style style:name="ro51" style:family="table-row">
      <style:table-row-properties style:row-height="0.7874in" fo:break-before="auto" style:use-optimal-row-height="false"/>
    </style:style>
    <style:style style:name="ro5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31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justify" fo:margin-left="0in"/>
      <style:text-properties style:font-name="Calibri2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32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2" fo:font-size="10.5pt" style:font-name-asian="Arial21" style:font-size-asian="10.5pt" style:font-name-complex="Arial21" style:font-size-complex="10.5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2" fo:font-size="10.5pt" style:font-size-asian="10.5pt" style:font-size-complex="10.5pt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justify" fo:margin-left="0in"/>
      <style:text-properties style:font-name="Calibri2" fo:font-size="10.5pt" style:font-name-asian="Arial21" style:font-size-asian="10.5pt" style:font-name-complex="Arial21" style:font-size-complex="10.5pt"/>
    </style:style>
    <style:style style:name="ce3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2" fo:font-size="10.5pt" style:font-name-asian="Calibri" style:font-size-asian="10.5pt" style:font-name-complex="Calibri" style:font-size-complex="10.5pt"/>
    </style:style>
    <style:style style:name="ce36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2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ce3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2" fo:font-size="10.5pt" style:font-name-asian="Calibri11" style:font-size-asian="10.5pt" style:font-name-complex="Calibri11" style:font-size-complex="10.5pt"/>
    </style:style>
    <style:style style:name="ce40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2" fo:font-size="10.5pt" style:font-size-asian="10.5pt" style:font-size-complex="10.5pt"/>
    </style:style>
    <style:style style:name="ce48" style:family="table-cell" style:parent-style-name="Default">
      <style:text-properties style:font-name="Calibri2" fo:font-size="10.5pt" style:font-size-asian="10.5pt" style:font-size-complex="10.5pt"/>
    </style:style>
    <style:style style:name="ce56" style:family="table-cell" style:parent-style-name="Default" style:data-style-name="N0">
      <style:text-properties style:font-name="Calibri2" fo:font-size="10.5pt" style:font-size-asian="10.5pt" style:font-size-complex="10.5pt"/>
    </style:style>
    <style:style style:name="ce57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2" fo:font-size="10.5pt" style:font-name-asian="Calibri" style:font-size-asian="10.5pt" style:font-name-complex="Calibri" style:font-size-complex="10.5pt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2" fo:font-size="10.5pt" style:font-name-asian="Calibri" style:font-size-asian="10.5pt" style:font-name-complex="Calibri" style:font-size-complex="10.5pt"/>
    </style:style>
    <style:style style:name="ce59" style:family="table-cell" style:parent-style-name="Excel_20_Built-in_20_Normal">
      <style:table-cell-properties fo:wrap-option="wrap"/>
      <style:text-properties style:text-outline="false" style:text-line-through-style="none" style:font-name="Calibri2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2" fo:font-size="10.5pt" style:font-name-asian="Arial21" style:font-size-asian="10.5pt" style:font-name-complex="Arial21" style:font-size-complex="10.5pt"/>
    </style:style>
    <style:style style:name="ce61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2" fo:font-size="10.5pt" style:font-name-asian="Calibri" style:font-size-asian="10.5pt" style:font-name-complex="Calibri" style:font-size-complex="10.5pt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2" fo:font-size="10.5pt" fo:font-weight="bold" style:font-name-asian="Arial2" style:font-size-asian="10.5pt" style:font-weight-asian="bold" style:font-name-complex="Arial2" style:font-size-complex="10.5pt" style:font-weight-complex="bold"/>
    </style:style>
    <style:style style:name="ce63" style:family="table-cell" style:parent-style-name="Excel_20_Built-in_20_Normal" style:data-style-name="N5000">
      <style:table-cell-properties fo:background-color="#94bd5e" style:vertical-align="automatic"/>
      <style:text-properties style:font-name="Calibri2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6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2" fo:font-weight="bold" style:font-name-asian="Calibri1" style:font-weight-asian="bold" style:font-name-complex="Calibri1" style:font-weight-complex="bold"/>
    </style:style>
    <style:style style:name="ce6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2"/>
    </style:style>
    <style:style style:name="ce67" style:family="table-cell" style:parent-style-name="Default">
      <style:text-properties style:font-name="Calibri2"/>
    </style:style>
    <style:style style:name="ce68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69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7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71" style:family="table-cell" style:parent-style-name="Default" style:data-style-name="N0">
      <style:table-cell-properties fo:background-color="#94bd5e"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</style:style>
    <style:style style:name="ce73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74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75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7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79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42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43" style:family="table-cell" style:parent-style-name="Default" style:data-style-name="N0"/>
    <style:style style:name="ce44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5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7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49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51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2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use-window-font-color="true" style:font-name="Calibri" fo:font-size="10pt" fo:language="zxx" fo:country="none" style:font-name-asian="Calibri" style:font-size-asian="10pt" style:language-asian="zxx" style:country-asian="none" style:font-name-complex="Calibri" style:font-size-complex="10pt" style:language-complex="zxx" style:country-complex="none"/>
    </style:style>
    <style:style style:name="ce53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55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2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80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2" fo:font-size="10.5pt" style:font-name-asian="Arial2" style:font-size-asian="10.5pt" style:font-name-complex="Arial2" style:font-size-complex="10.5pt"/>
    </style:style>
    <style:style style:name="ce81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2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2" fo:font-size="10.5pt" style:font-size-asian="10.5pt" style:font-size-complex="10.5pt"/>
    </style:style>
    <style:style style:name="ce83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2" fo:font-size="10.5pt" style:font-size-asian="10.5pt" style:font-size-complex="10.5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2" fo:font-size="10.5pt" style:font-size-asian="10.5pt" style:font-size-complex="10.5pt"/>
    </style:style>
    <style:style style:name="ce85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2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86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87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2" fo:font-size="10.5pt" style:font-name-asian="Arial2" style:font-size-asian="10.5pt" style:font-name-complex="Arial2" style:font-size-complex="10.5pt"/>
    </style:style>
    <style:style style:name="ce8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2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89" style:family="table-cell" style:parent-style-name="Default">
      <style:text-properties style:use-window-font-color="true" style:font-name="Calibri2" fo:font-size="10.5pt" style:font-size-asian="10.5pt" style:font-size-complex="10.5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2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2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font-name="Calibri2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2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94" style:family="table-cell" style:parent-style-name="Default" style:data-style-name="N0">
      <style:table-cell-properties fo:wrap-option="wrap" style:vertical-align="top"/>
      <style:text-properties style:font-name="Calibri2" fo:font-size="10.5pt" style:font-name-asian="Arial2" style:font-size-asian="10.5pt" style:font-name-complex="Arial2" style:font-size-complex="10.5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42"/>
        <table:table-column table:style-name="co17" table:default-cell-style-name="ce42"/>
        <table:table-column table:style-name="co21" table:default-cell-style-name="ce42"/>
        <table:table-column table:style-name="co22" table:default-cell-style-name="ce42"/>
        <table:table-column table:style-name="co23" table:default-cell-style-name="ce42"/>
        <table:table-column table:style-name="co1" table:number-columns-repeated="3" table:default-cell-style-name="ce42"/>
        <table:table-row table:style-name="ro8">
          <table:table-cell table:number-columns-repeated="2"/>
          <table:table-cell table:style-name="Default" table:number-columns-repeated="8"/>
        </table:table-row>
        <table:table-row table:style-name="ro45">
          <table:table-cell table:number-columns-repeated="3"/>
          <table:table-cell table:style-name="ce44" office:value-type="string">
            <text:p>UI Automation Test case sheet</text:p>
          </table:table-cell>
          <table:table-cell table:number-columns-repeated="6"/>
        </table:table-row>
        <table:table-row table:style-name="ro8">
          <table:table-cell table:number-columns-repeated="10"/>
        </table:table-row>
        <table:table-row table:style-name="ro8">
          <table:table-cell table:number-columns-repeated="3"/>
          <table:table-cell table:style-name="ce45" office:value-type="string">
            <text:p>Last Modified Date</text:p>
          </table:table-cell>
          <table:table-cell table:style-name="ce49" office:value-type="date" office:date-value="2012-05-28">
            <text:p>May 28, 2012</text:p>
          </table:table-cell>
          <table:table-cell table:number-columns-repeated="5"/>
        </table:table-row>
        <table:table-row table:style-name="ro8" table:number-rows-repeated="2">
          <table:table-cell table:number-columns-repeated="10"/>
        </table:table-row>
        <table:table-row table:style-name="ro46">
          <table:table-cell table:number-columns-repeated="2"/>
          <table:table-cell table:style-name="ce43"/>
          <table:table-cell table:style-name="ce46" office:value-type="string">
            <text:p>Test Type</text:p>
          </table:table-cell>
          <table:table-cell table:style-name="ce50" office:value-type="string">
            <text:p>Total No. of Test Case</text:p>
          </table:table-cell>
          <table:table-cell table:style-name="ce50" office:value-type="string">
            <text:p>No. of Test Cases Automated completely</text:p>
          </table:table-cell>
          <table:table-cell table:style-name="ce46" office:value-type="string">
            <text:p>Automated</text:p>
          </table:table-cell>
          <table:table-cell table:style-name="ce46" office:value-type="string">
            <text:p>Passed</text:p>
          </table:table-cell>
          <table:table-cell table:style-name="ce46" office:value-type="string">
            <text:p>Failed</text:p>
          </table:table-cell>
          <table:table-cell table:style-name="ce46" office:value-type="string">
            <text:p>Invalid</text:p>
          </table:table-cell>
        </table:table-row>
        <table:table-row table:style-name="ro8">
          <table:table-cell table:number-columns-repeated="2"/>
          <table:table-cell table:style-name="ce43"/>
          <table:table-cell table:style-name="ce47" office:value-type="string">
            <text:p>Tree Navigation Views</text:p>
          </table:table-cell>
          <table:table-cell table:style-name="ce51" table:formula="of:=COUNTA([Tree_Navigation_Views_V2.A2:.A71])" office:value-type="float" office:value="59">
            <text:p>59</text:p>
          </table:table-cell>
          <table:table-cell table:style-name="ce51" table:formula="of:=COUNTIF([Tree_Navigation_Views_V2.I1:.I56];&quot;YES&quot;)" office:value-type="float" office:value="32">
            <text:p>32</text:p>
          </table:table-cell>
          <table:table-cell table:style-name="ce51" table:number-columns-repeated="4"/>
        </table:table-row>
        <table:table-row table:style-name="ro8">
          <table:table-cell table:number-columns-repeated="2"/>
          <table:table-cell table:style-name="ce43"/>
          <table:table-cell table:style-name="ce47" office:value-type="string">
            <text:p>Plan</text:p>
          </table:table-cell>
          <table:table-cell table:style-name="ce52" table:formula="of:=COUNTA([Plan_V2.A2:.A95])" office:value-type="float" office:value="52">
            <text:p>52</text:p>
          </table:table-cell>
          <table:table-cell table:style-name="ce51" table:formula="of:=COUNTIF([Plan_V2.I1:.I56];&quot;YES&quot;)" office:value-type="float" office:value="16">
            <text:p>16</text:p>
          </table:table-cell>
          <table:table-cell table:style-name="ce51" table:number-columns-repeated="4"/>
        </table:table-row>
        <table:table-row table:style-name="ro8">
          <table:table-cell table:number-columns-repeated="2"/>
          <table:table-cell table:style-name="ce43"/>
          <table:table-cell table:style-name="ce47" office:value-type="string">
            <text:p>Command_Execution_Undo_and_Redo</text:p>
          </table:table-cell>
          <table:table-cell table:style-name="ce51" table:formula="of:=COUNTA([Command_Execution_Undo_and_Redo_V2.A2:.A71])" office:value-type="float" office:value="4">
            <text:p>4</text:p>
          </table:table-cell>
          <table:table-cell table:style-name="ce51" table:formula="of:=COUNTIF([Command_Execution_Undo_and_Redo_V2.I1:.I56];&quot;YES&quot;)" office:value-type="float" office:value="4">
            <text:p>4</text:p>
          </table:table-cell>
          <table:table-cell table:style-name="ce51" table:number-columns-repeated="4"/>
        </table:table-row>
        <table:table-row table:style-name="ro47">
          <table:table-cell table:number-columns-repeated="2"/>
          <table:table-cell table:style-name="ce43"/>
          <table:table-cell table:style-name="ce46" office:value-type="string">
            <text:p>Total</text:p>
          </table:table-cell>
          <table:table-cell table:style-name="ce53" table:formula="of:=SUM([.E8:.E10])" office:value-type="float" office:value="115">
            <text:p>115</text:p>
          </table:table-cell>
          <table:table-cell table:style-name="ce53" table:formula="of:=SUM([.F8:.F10])" office:value-type="float" office:value="52">
            <text:p>52</text:p>
          </table:table-cell>
          <table:table-cell table:style-name="ce54" table:formula="of:=SUM([.G8:.G10])" office:value-type="float" office:value="0">
            <text:p>0</text:p>
          </table:table-cell>
          <table:table-cell table:style-name="ce54" table:formula="of:=SUM([.H8:.H10])" office:value-type="float" office:value="0">
            <text:p>0</text:p>
          </table:table-cell>
          <table:table-cell table:style-name="ce54" table:formula="of:=SUM([.I8:.I10])" office:value-type="float" office:value="0">
            <text:p>0</text:p>
          </table:table-cell>
          <table:table-cell table:style-name="ce54" table:formula="of:=SUM([.I18])" office:value-type="float" office:value="0">
            <text:p>0</text:p>
          </table:table-cell>
        </table:table-row>
        <table:table-row table:style-name="ro8">
          <table:table-cell table:number-columns-repeated="10"/>
        </table:table-row>
      </table:table>
      <table:table table:name="Tree_Navigation_Views_V2" table:style-name="ta1" table:print="false">
        <table:table-column table:style-name="co24" table:default-cell-style-name="ce40"/>
        <table:table-column table:style-name="co25" table:default-cell-style-name="ce48"/>
        <table:table-column table:style-name="co1" table:default-cell-style-name="ce48"/>
        <table:table-column table:style-name="co26" table:default-cell-style-name="ce40"/>
        <table:table-column table:style-name="co1" table:visibility="collapse" table:number-columns-repeated="4" table:default-cell-style-name="ce48"/>
        <table:table-column table:style-name="co1" table:number-columns-repeated="1016" table:default-cell-style-name="ce48"/>
        <table:table-row table:style-name="ro11">
          <table:table-cell table:style-name="ce55" office:value-type="string">
            <text:p>TEST CASE ID</text:p>
          </table:table-cell>
          <table:table-cell table:style-name="ce86" office:value-type="string">
            <text:p>TITLE</text:p>
          </table:table-cell>
          <table:table-cell table:style-name="ce86" office:value-type="string">
            <text:p>STEPS</text:p>
          </table:table-cell>
          <table:table-cell table:style-name="ce55" office:value-type="string">
            <text:p>KEY VERIFICATION</text:p>
          </table:table-cell>
          <table:table-cell table:style-name="ce86" table:number-columns-repeated="4"/>
          <table:table-cell table:style-name="ce86" office:value-type="string">
            <text:p>AUTOMATED</text:p>
          </table:table-cell>
          <table:table-cell table:style-name="ce86" office:value-type="string">
            <text:p>RESULT</text:p>
          </table:table-cell>
          <table:table-cell table:style-name="ce86" office:value-type="string">
            <text:p>SCRIPT EXCEPTION</text:p>
          </table:table-cell>
          <table:table-cell table:style-name="ce86" office:value-type="string">
            <text:p>ERROR</text:p>
          </table:table-cell>
          <table:table-cell table:style-name="ce86" office:value-type="string">
            <text:p>TICKET NO.</text:p>
          </table:table-cell>
          <table:table-cell table:style-name="ce86" office:value-type="string">
            <text:p>COMMENT</text:p>
          </table:table-cell>
          <table:table-cell table:style-name="ce86" table:number-columns-repeated="1010"/>
        </table:table-row>
        <table:table-row table:style-name="ro48">
          <table:table-cell table:style-name="ce80" office:value-type="string">
            <text:p>MAV0165_SimpleFormOfTask</text:p>
          </table:table-cell>
          <table:table-cell table:style-name="ce87" table:number-columns-repeated="2"/>
          <table:table-cell table:style-name="ce80" office:value-type="string">
            <text:p>Verify that Simple form of task get open when click on Simpl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8">
          <table:table-cell table:style-name="ce80" office:value-type="string">
            <text:p>MAV0166_AdvanceFormOfTask</text:p>
          </table:table-cell>
          <table:table-cell table:style-name="ce87" table:number-columns-repeated="2"/>
          <table:table-cell table:style-name="ce80" office:value-type="string">
            <text:p>Verify that Advance form of task gets open when clicked on Advanc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8">
          <table:table-cell table:style-name="ce80" office:value-type="string">
            <text:p>MAV0167_SimpleFormOfReceiveInfo</text:p>
          </table:table-cell>
          <table:table-cell table:style-name="ce87" table:number-columns-repeated="2"/>
          <table:table-cell table:style-name="ce80" office:value-type="string">
            <text:p>Verify that Simple form of Receive info get open when click on Simpl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8">
          <table:table-cell table:style-name="ce80" office:value-type="string">
            <text:p>MAV0168_AdvanceFormOfReceivenfo</text:p>
          </table:table-cell>
          <table:table-cell table:style-name="ce87" table:number-columns-repeated="2"/>
          <table:table-cell table:style-name="ce80" office:value-type="string">
            <text:p>Verify that Advance form of Receive info gets open when clicked on Advanc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8">
          <table:table-cell table:style-name="ce80" office:value-type="string">
            <text:p>MAV0169_SimpleFormOfSendInfo</text:p>
          </table:table-cell>
          <table:table-cell table:style-name="ce87" table:number-columns-repeated="2"/>
          <table:table-cell table:style-name="ce80" office:value-type="string">
            <text:p>Verify that Simple form of Send info get open when click on Simpl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8">
          <table:table-cell table:style-name="ce80" office:value-type="string">
            <text:p>MAV0170_AdvanceFormOfSendInfo</text:p>
          </table:table-cell>
          <table:table-cell table:style-name="ce87" table:number-columns-repeated="2"/>
          <table:table-cell table:style-name="ce80" office:value-type="string">
            <text:p>Verify that Advance form of Send info gets open when clicked on Advance form link</text:p>
          </table:table-cell>
          <table:table-cell table:style-name="ce87" table:number-columns-repeated="4"/>
          <table:table-cell table:style-name="ce87" office:value-type="string">
            <text:p>YES</text:p>
          </table:table-cell>
          <table:table-cell table:style-name="ce87" table:number-columns-repeated="2"/>
          <table:table-cell table:style-name="ce94" table:number-columns-repeated="1013"/>
        </table:table-row>
        <table:table-row table:style-name="ro49">
          <table:table-cell office:value-type="string">
            <text:p>MAV0214_AddReceiveSentInfoReferences</text:p>
          </table:table-cell>
          <table:table-cell table:number-columns-repeated="2"/>
          <table:table-cell table:style-name="ce90" office:value-type="string">
            <text:p>Verify that references "Responding while unnamed" is present</text:p>
          </table:table-cell>
          <table:table-cell table:style-name="ce92" table:number-columns-repeated="4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49">
          <table:table-cell office:value-type="string">
            <text:p>MAV0215_AddInfoReceiveShowPopUpMenu</text:p>
          </table:table-cell>
          <table:table-cell table:number-columns-repeated="2"/>
          <table:table-cell table:style-name="ce90" office:value-type="string">
            <text:p>Verify that show pop up menu of receive info is present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16_AddInfoReceiveActionPopUpMenu</text:p>
          </table:table-cell>
          <table:table-cell table:number-columns-repeated="2"/>
          <table:table-cell table:style-name="ce90" office:value-type="string">
            <text:p>Verify that action pop up menu of receive info is present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17_AddInfoSentShowPopUpMenu</text:p>
          </table:table-cell>
          <table:table-cell table:number-columns-repeated="2"/>
          <table:table-cell table:style-name="ce90" office:value-type="string">
            <text:p>Verify that show pop up menu of send info is present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18_AddInfoSentActionPopUpMenu</text:p>
          </table:table-cell>
          <table:table-cell table:number-columns-repeated="2"/>
          <table:table-cell table:style-name="ce90" office:value-type="string">
            <text:p>Verify that action pop up menu of send info is present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19_AddInfoReceiveShowHideDetails</text:p>
          </table:table-cell>
          <table:table-cell table:number-columns-repeated="2"/>
          <table:table-cell table:style-name="ce90" office:value-type="string">
            <text:p>Verify that details can be shown and hidden of receive info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50">
          <table:table-cell office:value-type="string">
            <text:p>MAV0220_AddInfoSentHideShowDetails</text:p>
          </table:table-cell>
          <table:table-cell table:number-columns-repeated="2"/>
          <table:table-cell table:style-name="ce90" office:value-type="string">
            <text:p>Verify that details can be shown and hidden of info sent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51">
          <table:table-cell office:value-type="string">
            <text:p>MAV0221_AddInfoReceiveSentSendMessage</text:p>
          </table:table-cell>
          <table:table-cell table:number-columns-repeated="2"/>
          <table:table-cell table:style-name="ce90" office:value-type="string">
            <text:p>Verify that send message is present under action pop up menu of sent and recieve info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22_AddInfoReceiveShowElements</text:p>
          </table:table-cell>
          <table:table-cell table:number-columns-repeated="2"/>
          <table:table-cell table:style-name="ce90" office:value-type="string">
            <text:p>Verify that Element is present at info sent and receive.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23_AddInfoSentCopyCapability</text:p>
          </table:table-cell>
          <table:table-cell table:number-columns-repeated="2"/>
          <table:table-cell table:style-name="ce90" office:value-type="string">
            <text:p>Verify that Capability can be copied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office:value-type="string">
            <text:p>MAV0224_AddInfoReceiveCopyNeed</text:p>
          </table:table-cell>
          <table:table-cell table:number-columns-repeated="2"/>
          <table:table-cell table:style-name="ce90" office:value-type="string">
            <text:p>Verify that Need can be Copied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table:style-name="ce81" office:value-type="string">
            <text:p>MAV0225_AddInfoReceiveRemoveInfoNeeds</text:p>
          </table:table-cell>
          <table:table-cell table:number-columns-repeated="2"/>
          <table:table-cell table:style-name="ce90" office:value-type="string">
            <text:p>Verify that Info needs can be removed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9">
          <table:table-cell table:style-name="ce81" office:value-type="string">
            <text:p>MAV0226_AddInfoSentRemoveSharingCapability</text:p>
          </table:table-cell>
          <table:table-cell table:number-columns-repeated="2"/>
          <table:table-cell table:style-name="ce90" office:value-type="string">
            <text:p>Verify that Sharing Capability can be removed</text:p>
          </table:table-cell>
          <table:table-cell table:style-name="ce92"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48">
          <table:table-cell table:style-name="ce82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87"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0_ResetModeOfTransmission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1_AddressPattern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2_IsSynchroNOus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4" office:value-type="string">
            <text:p>MAV0234_DeleteDeletegateTransmission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5_SecureFor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6_RequiresQualification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37_LanguageSpoken</text:p>
          </table:table-cell>
          <table:table-cell table:number-columns-repeated="7"/>
          <table:table-cell table:style-name="ce87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5" office:value-type="string">
            <text:p>MAV0238_PlanIsTemplete</text:p>
          </table:table-cell>
          <table:table-cell table:style-name="ce88" office:value-type="string">
            <text:p>Plan</text:p>
          </table:table-cell>
          <table:table-cell table:style-name="ce88"/>
          <table:table-cell table:style-name="ce91" office:value-type="string">
            <text:p>Verify that a plan is templete</text:p>
          </table:table-cell>
          <table:table-cell table:style-name="ce88" table:number-columns-repeated="4"/>
          <table:table-cell table:style-name="ce87" office:value-type="string">
            <text:p>NO</text:p>
          </table:table-cell>
          <table:table-cell table:style-name="ce93" table:number-columns-repeated="1015"/>
        </table:table-row>
        <table:table-row table:style-name="ro11">
          <table:table-cell table:style-name="ce83" office:value-type="string">
            <text:p>MAV0239_DefaultLanguage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83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48">
          <table:table-cell table:style-name="ce81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48">
          <table:table-cell table:style-name="ce82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1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48">
          <table:table-cell table:style-name="ce82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1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2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2">
          <table:table-cell table:style-name="ce83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2">
          <table:table-cell table:style-name="ce81" office:value-type="string">
            <text:p>MAV0256_ViewQuestionnaries</text:p>
          </table:table-cell>
          <table:table-cell table:number-columns-repeated="2"/>
          <table:table-cell office:value-type="string">
            <text:p>Verify that Questionnaire tab is pres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2">
          <table:table-cell table:style-name="ce81" office:value-type="string">
            <text:p>MAV0257_ViewAllFeedbackUnderShowMenu</text:p>
          </table:table-cell>
          <table:table-cell table:number-columns-repeated="2"/>
          <table:table-cell office:value-type="string">
            <text:p>Verify that All feedback window opens.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52">
          <table:table-cell table:style-name="ce81" office:value-type="string">
            <text:p>MAV0258_ViewWhatIDoTab</text:p>
          </table:table-cell>
          <table:table-cell table:style-name="ce89" table:number-columns-repeated="2"/>
          <table:table-cell table:style-name="ce81" office:value-type="string">
            <text:p>Verify that what i do tab is present under social panel</text:p>
          </table:table-cell>
          <table:table-cell table:style-name="ce89" table:number-columns-repeated="4"/>
          <table:table-cell table:style-name="ce89" office:value-type="string">
            <text:p>NO</text:p>
          </table:table-cell>
          <table:table-cell table:style-name="ce89" table:number-columns-repeated="1015"/>
        </table:table-row>
        <table:table-row table:style-name="ro11">
          <table:table-cell table:style-name="ce83" office:value-type="string">
            <text:p>MAV0259_CreateSurveyFromTask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0_ViewSurveyFromTask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1_ViewRFITabInSurveyFromTask</text:p>
          </table:table-cell>
          <table:table-cell table:number-columns-repeated="1023"/>
        </table:table-row>
        <table:table-row table:style-name="ro52">
          <table:table-cell table:style-name="ce83" office:value-type="string">
            <text:p>MAV0262_ViewResultsTabInSurveyFromTask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3_ViewSendOrUpdateRFI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4_GuidePanel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5_HideGuidePanel</text:p>
          </table:table-cell>
          <table:table-cell table:number-columns-repeated="1023"/>
        </table:table-row>
        <table:table-row table:style-name="ro11">
          <table:table-cell table:style-name="ce83" office:value-type="string">
            <text:p>MAV0266_ShowGuidePanel</text:p>
          </table:table-cell>
          <table:table-cell table:number-columns-repeated="1023"/>
        </table:table-row>
        <table:table-row table:style-name="ro18" table:number-rows-repeated="6547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Plan_V2" table:style-name="ta1" table:print="false">
        <table:table-column table:style-name="co9" table:default-cell-style-name="ce40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1" table:visibility="collapse" table:number-columns-repeated="3" table:default-cell-style-name="ce48"/>
        <table:table-column table:style-name="co1" table:number-columns-repeated="3" table:default-cell-style-name="ce48"/>
        <table:table-column table:style-name="co13" table:default-cell-style-name="ce48"/>
        <table:table-column table:style-name="co1" table:number-columns-repeated="1013" table:default-cell-style-name="ce48"/>
        <table:table-row table:style-name="ro19">
          <table:table-cell table:style-name="ce31" office:value-type="string">
            <text:p>TEST CASE ID</text:p>
          </table:table-cell>
          <table:table-cell table:style-name="ce36" office:value-type="string">
            <text:p>TITLE</text:p>
          </table:table-cell>
          <table:table-cell table:style-name="ce36" office:value-type="string">
            <text:p>STEPS</text:p>
          </table:table-cell>
          <table:table-cell table:style-name="ce36" office:value-type="string">
            <text:p>KEY VERIFICATION</text:p>
          </table:table-cell>
          <table:table-cell table:style-name="ce36" table:number-columns-repeated="3"/>
          <table:table-cell table:style-name="ce36" office:value-type="string">
            <text:p>Test Data</text:p>
          </table:table-cell>
          <table:table-cell table:style-name="ce36" office:value-type="string">
            <text:p>AUTOMATED</text:p>
          </table:table-cell>
          <table:table-cell table:style-name="ce36" office:value-type="string">
            <text:p>RESULT</text:p>
          </table:table-cell>
          <table:table-cell table:style-name="ce36" office:value-type="string">
            <text:p>SCRIPT EXCEPTION</text:p>
          </table:table-cell>
          <table:table-cell table:style-name="ce36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table:number-columns-repeated="1011"/>
        </table:table-row>
        <table:table-row table:style-name="ro20">
          <table:table-cell table:style-name="ce32" office:value-type="string">
            <text:p>MAP0027_AttachFileToRequirement</text:p>
          </table:table-cell>
          <table:table-cell table:style-name="ce37" office:value-type="string">
            <text:p>Verify that user is able to add attachment</text:p>
          </table:table-cell>
          <table:table-cell table:style-name="ce3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</text:span><text:span text:style-name="T2">under show pop up menu</text:span></text:p>
            <text:p><text:span text:style-name="T2">7. Click on New button to </text:span><text:span text:style-name="T2">add new requirement</text:span></text:p>
            <text:p><text:span text:style-name="T2">8. Click on Attachment </text:span><text:span text:style-name="T2">tab.</text:span></text:p>
            <text:p><text:span text:style-name="T2">9. Attach file to the </text:span><text:span text:style-name="T2">requirement</text:span></text:p>
            <text:p><text:span text:style-name="T2">10. Logout from Channels</text:span></text:p>
          </table:table-cell>
          <table:table-cell table:style-name="ce60" office:value-type="string">
            <text:p>Verify the user is able to add attachment to the requirement</text:p>
          </table:table-cell>
          <table:table-cell table:style-name="ce61" table:number-columns-repeated="4"/>
          <table:table-cell table:style-name="ce35" office:value-type="string">
            <text:p>YES</text:p>
          </table:table-cell>
          <table:table-cell table:style-name="ce40" table:number-columns-repeated="4"/>
          <table:table-cell table:number-columns-repeated="1011"/>
        </table:table-row>
        <table:table-row table:style-name="ro21">
          <table:table-cell table:style-name="ce33" office:value-type="string">
            <text:p>MAP0028_AddQuestionnaire</text:p>
          </table:table-cell>
          <table:table-cell table:style-name="ce56" office:value-type="string">
            <text:p>Add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Click on Done.</text:span></text:p>
            <text:p><text:span text:style-name="T3">9. Click on Sign out </text:span><text:span text:style-name="T3">user.</text:span></text:p>
          </table:table-cell>
          <table:table-cell table:style-name="ce57" office:value-type="string">
            <text:p>When clicked on Add new Questionnaire button Questionnaire should be added with 'unnamed' title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2">
          <table:table-cell table:style-name="ce33" office:value-type="string">
            <text:p>MAP0029_AddQuestionnaireName</text:p>
          </table:table-cell>
          <table:table-cell table:style-name="ce56" office:value-type="string">
            <text:p>Add Questionnaire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57" office:value-type="string">
            <text:p>Verify that name of Questionnaire should be upda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0_AddQuestionnaireRFIAsThisPlan</text:p>
          </table:table-cell>
          <table:table-cell table:style-name="ce33" office:value-type="string">
            <text:p>Add questionnaire RFI for this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his </text:span><text:span text:style-name="T3">pla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his plan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1_AddQuestionnaireRFIAsAgent</text:p>
          </table:table-cell>
          <table:table-cell table:style-name="ce33" office:value-type="string">
            <text:p>Add questionnaire RFI for Ag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ag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Ag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2_AddQuestionnaireRFIAsEvent</text:p>
          </table:table-cell>
          <table:table-cell table:style-name="ce33" office:value-type="string">
            <text:p>Add questionnaire RFI for Ev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Ev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3_AddQuestionnaireRFIAsInformationFlow</text:p>
          </table:table-cell>
          <table:table-cell table:style-name="ce33" office:value-type="string">
            <text:p>Add questionnaire RFI for Information Flow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information flows 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Information Flow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4_AddQuestionnaireRFIAsOrganization</text:p>
          </table:table-cell>
          <table:table-cell table:style-name="ce33" office:value-type="string">
            <text:p>Add questionnaire RFI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organization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Organization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5_AddQuestionnaireRFIAsPhaseOfEvents</text:p>
          </table:table-cell>
          <table:table-cell table:style-name="ce33" office:value-type="string">
            <text:p>Add questionnaire RFI for Phase as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hase </text:span><text:span text:style-name="T3">of ev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hase of ev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6_AddQuestionnaireRFIAsPlaces</text:p>
          </table:table-cell>
          <table:table-cell table:style-name="ce33" office:value-type="string">
            <text:p>Add questionnaire RFI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place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ce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4" office:value-type="string">
            <text:p>MAP0037_AddQuestionnaireRFIAsPlanSegment</text:p>
          </table:table-cell>
          <table:table-cell table:style-name="ce33" office:value-type="string">
            <text:p>Add questionnaire RFI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plan </text:span><text:span text:style-name="T3">segment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Plan Segment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8_AddQuestionnaireRFIAsRole</text:p>
          </table:table-cell>
          <table:table-cell table:style-name="ce33" office:value-type="string">
            <text:p>Add questionnaire RFI for Rol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role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Role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39_AddQuestionnaireRFIAsSharingRequirement</text:p>
          </table:table-cell>
          <table:table-cell table:style-name="ce33" office:value-type="string">
            <text:p>Add questionnaire RFI for this Sharing Commitm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sharing commitments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Sharing Commitments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3">
          <table:table-cell table:style-name="ce33" office:value-type="string">
            <text:p>MAP0040_AddQuestionnaireRFIAsTasks</text:p>
          </table:table-cell>
          <table:table-cell table:style-name="ce33" office:value-type="string">
            <text:p>Add questionnaire RFI for Task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'task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ask' and should be displayed under 'About'</text:p>
          </table:table-cell>
          <table:table-cell table:number-columns-repeated="1020"/>
        </table:table-row>
        <table:table-row table:style-name="ro23">
          <table:table-cell table:style-name="ce33" office:value-type="string">
            <text:p>MAP0041_AddQuestionnaireRFIAsTransmissionMedia</text:p>
          </table:table-cell>
          <table:table-cell table:style-name="ce33" office:value-type="string">
            <text:p>Add questionnaire RFI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 as </text:span><text:span text:style-name="T3">'transmission media'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57" office:value-type="string">
            <text:p>Verify that RFI should be added for 'Transmission media' and should be displayed under 'About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>
          <table:table-cell table:style-name="ce33" office:value-type="string">
            <text:p>MAP0042_ActivateQuestionnaire</text:p>
          </table:table-cell>
          <table:table-cell table:style-name="ce57" office:value-type="string">
            <text:p>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can be activated and its status should be 'ACTIVE”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5">
          <table:table-cell table:style-name="ce33" office:value-type="string">
            <text:p>MAP0043_DeactivateQuestionnaire</text:p>
          </table:table-cell>
          <table:table-cell table:style-name="ce57" office:value-type="string">
            <text:p>Deactiva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ctivate </text:span><text:span text:style-name="T3">Questionnaire' button</text:span></text:p>
            <text:p><text:span text:style-name="T3">11. Click on </text:span><text:span text:style-name="T3">'Deactivate </text:span><text:span text:style-name="T3">Questionnaire' button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naire should be deactivated and its status should be 'INACTIVE'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24">
          <table:table-cell table:style-name="ce33" office:value-type="string">
            <text:p>MAP0044_DeleteQuestioonaire</text:p>
          </table:table-cell>
          <table:table-cell table:style-name="ce57" office:value-type="string">
            <text:p>Delete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Delete </text:span><text:span text:style-name="T3">Questionnaire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naire should be deleted and it should display 'No Record Found'</text:p>
          </table:table-cell>
          <table:table-cell table:number-columns-repeated="1020"/>
        </table:table-row>
        <table:table-row table:style-name="ro24">
          <table:table-cell table:style-name="ce33" office:value-type="string">
            <text:p>MAP0045_AddQuestion</text:p>
          </table:table-cell>
          <table:table-cell table:style-name="ce57" office:value-type="string">
            <text:p>Add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--TBD--” details</text:p>
          </table:table-cell>
          <table:table-cell table:number-columns-repeated="1020"/>
        </table:table-row>
        <table:table-row table:style-name="ro25">
          <table:table-cell table:style-name="ce33" office:value-type="string">
            <text:p>MAP0046_AddQuestioName</text:p>
          </table:table-cell>
          <table:table-cell table:style-name="ce57" office:value-type="string">
            <text:p>Add question nam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3" office:value-type="string">
            <text:p>Verify that Question can be added in questionnaire with “(Inactive) This is Question”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7_ActivateQuestion</text:p>
          </table:table-cell>
          <table:table-cell table:style-name="ce57" office:value-type="string">
            <text:p>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activated with 'This is Question' details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48_DeactivateQuestion</text:p>
          </table:table-cell>
          <table:table-cell table:style-name="ce57" office:value-type="string">
            <text:p>Deactiva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Activate it' </text:span><text:span text:style-name="T3">button.</text:span></text:p>
            <text:p><text:span text:style-name="T3">13. Click on </text:span><text:span text:style-name="T3">'Deactivate it' 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question can be deactivated with '(Inactive) This is Question' details</text:p>
          </table:table-cell>
          <table:table-cell table:number-columns-repeated="1020"/>
        </table:table-row>
        <table:table-row table:style-name="ro26">
          <table:table-cell table:style-name="ce33" office:value-type="string">
            <text:p>MAP0049_DeleteQuestion</text:p>
          </table:table-cell>
          <table:table-cell table:style-name="ce57" office:value-type="string">
            <text:p>Delete Ques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Click on 'Delete it' </text:span><text:span text:style-name="T3">button</text:span>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3" office:value-type="string">
            <text:p>Verify that Question can be delet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0_SelectQuestionAnswerAsStatement</text:p>
          </table:table-cell>
          <table:table-cell table:style-name="ce57" office:value-type="string">
            <text:p>Answer as State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State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Statement'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1_SelectQuestionAnswerAsDocument</text:p>
          </table:table-cell>
          <table:table-cell table:style-name="ce57" office:value-type="string">
            <text:p>Answer as Docu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document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Document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2_SelectQuestionAnswerAsEssay</text:p>
          </table:table-cell>
          <table:table-cell table:style-name="ce57" office:value-type="string">
            <text:p>Answer as Essa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essay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essay' and various options are displayed</text:p>
          </table:table-cell>
          <table:table-cell table:number-columns-repeated="1020"/>
        </table:table-row>
        <table:table-row table:style-name="ro27">
          <table:table-cell table:style-name="ce33" office:value-type="string">
            <text:p>MAP0053_SelectQuestionAnswerAsChoice</text:p>
          </table:table-cell>
          <table:table-cell table:style-name="ce57" office:value-type="string">
            <text:p>Answer as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Click on 'Activate it' </text:span><text:span text:style-name="T3">button.</text:span>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choice' and various options are displayed and a text field appers</text:p>
          </table:table-cell>
          <table:table-cell table:number-columns-repeated="1020"/>
        </table:table-row>
        <table:table-row table:style-name="ro28">
          <table:table-cell table:style-name="ce33" office:value-type="string">
            <text:p>MAP0054_ChoiceDetails</text:p>
          </table:table-cell>
          <table:table-cell table:style-name="ce57" office:value-type="string">
            <text:p>Answer as Choice and enter detail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</text:span></text:p>
            <text:p><text:span text:style-name="T3">14. Click on 'Activate it' </text:span><text:span text:style-name="T3">button.</text:span></text:p>
            <text:p><text:span text:style-name="T3">15. Click on Done.</text:span></text:p>
            <text:p><text:span text:style-name="T3">16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5_ChoiceDetailsOption2</text:p>
          </table:table-cell>
          <table:table-cell table:style-name="ce57" office:value-type="string">
            <text:p>Answer as Choice and enter 2 op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Enter choice </text:span><text:span text:style-name="T3">second in text field and </text:span><text:span text:style-name="T3">hit enter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Choice 2 can be entered.</text:p>
            <text:p>4. Delete icon is created.</text:p>
            <text:p>5. Arrows are created</text:p>
          </table:table-cell>
          <table:table-cell table:number-columns-repeated="1020"/>
        </table:table-row>
        <table:table-row table:style-name="ro29">
          <table:table-cell table:style-name="ce35" office:value-type="string">
            <text:p>MAP0056_DeleteChoice</text:p>
          </table:table-cell>
          <table:table-cell table:style-name="ce58" office:value-type="string">
            <text:p>Delete the Choic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choice'</text:span></text:p>
            <text:p><text:span text:style-name="T3">13. Enter choice one in </text:span><text:span text:style-name="T3">text field and hit enter</text:span></text:p>
            <text:p><text:span text:style-name="T3">14. Click on delete </text:span><text:span text:style-name="T3">button</text:span></text:p>
            <text:p><text:span text:style-name="T3">15. Click on 'Activate it' </text:span><text:span text:style-name="T3">button.</text:span></text:p>
            <text:p><text:span text:style-name="T3">16. Click on Done.</text:span></text:p>
            <text:p><text:span text:style-name="T3">17. Click on Sign out </text:span><text:span text:style-name="T3">user.</text:span></text:p>
          </table:table-cell>
          <table:table-cell table:style-name="ce33" office:value-type="string">
            <text:p>1. Verify that answer can be selected as 'choice'.</text:p>
            <text:p>2. Choice 1 can be entered.</text:p>
            <text:p>3. Delete icon is created.</text:p>
            <text:p>4. Choice gets delet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7_SelectQuestionAnswerAsYesOrNo</text:p>
          </table:table-cell>
          <table:table-cell table:style-name="ce58" office:value-type="string">
            <text:p>Answer as 'Yes or No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26">
          <table:table-cell table:style-name="ce35" office:value-type="string">
            <text:p>MAP0058_SelectQuestionAnswerAsShortText</text:p>
          </table:table-cell>
          <table:table-cell table:style-name="ce58" office:value-type="string">
            <text:p>Answer as 'Short text'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Click on Add new Questionnaire button.</text:p>
            <text:p><text:span text:style-name="T3">8. Enter Questionnaire </text:span><text:span text:style-name="T3">Name</text:span></text:p>
            <text:p><text:span text:style-name="T3">9. Select RFI</text:span></text:p>
            <text:p><text:span text:style-name="T3">10. Click on 'Add </text:span><text:span text:style-name="T3">Question' button</text:span></text:p>
            <text:p><text:span text:style-name="T3">11. Enter details in </text:span><text:span text:style-name="T3">'Question' text field</text:span></text:p>
            <text:p><text:span text:style-name="T3">12. Select 'Answer' as </text:span><text:span text:style-name="T3">'yes or no'</text:span></text:p>
            <text:p><text:span text:style-name="T3">13. Click on Done.</text:span></text:p>
            <text:p><text:span text:style-name="T3">15. Click on Sign out </text:span><text:span text:style-name="T3">user.</text:span></text:p>
          </table:table-cell>
          <table:table-cell table:style-name="ce33" office:value-type="string">
            <text:p>Verify that answer can be selected as 'yes or no' and various options are displayed</text:p>
          </table:table-cell>
          <table:table-cell table:number-columns-repeated="1020"/>
        </table:table-row>
        <table:table-row table:style-name="ro30">
          <table:table-cell table:style-name="ce35" office:value-type="string">
            <text:p>MAP0059_CreateSurveyForThisPlan</text:p>
          </table:table-cell>
          <table:table-cell table:style-name="ce58" office:value-type="string">
            <text:p>Survey for Pla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</table:table-cell>
          <table:table-cell table:style-name="ce35" office:value-type="string">
            <text:p>Verify that survey is launched</text:p>
            <text:p>Verify that survey can be created for this plan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0_RetireThisSurvey</text:p>
          </table:table-cell>
          <table:table-cell table:style-name="ce58" office:value-type="string">
            <text:p>Retir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Retire this survey button</text:p>
          </table:table-cell>
          <table:table-cell table:style-name="ce35" office:value-type="string">
            <text:p>Verify that survey can be retired and its status changes to closed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1_ActivateSurvey</text:p>
          </table:table-cell>
          <table:table-cell table:style-name="ce58" office:value-type="string">
            <text:p>Activate this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This plan</text:p>
            <text:p>8. Click on Show pop up menu.</text:p>
            <text:p>9. Click on Survey under show pop up menu.</text:p>
            <text:p>10. Click on Launch link</text:p>
            <text:p>11. Click on Activate this survey button</text:p>
          </table:table-cell>
          <table:table-cell table:style-name="ce35" office:value-type="string">
            <text:p>Verify that survey can be Activated and its status is 'Ongoing'</text:p>
          </table:table-cell>
          <table:table-cell table:number-columns-repeated="1020"/>
        </table:table-row>
        <table:table-row table:style-name="ro31">
          <table:table-cell table:style-name="ce35" office:value-type="string">
            <text:p>MAP0062_CreateSurveyForTask</text:p>
          </table:table-cell>
          <table:table-cell table:style-name="ce58" office:value-type="string">
            <text:p>Survey for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Click Show pop up menu of task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task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3_CreateSurveyForAgent</text:p>
          </table:table-cell>
          <table:table-cell table:style-name="ce58" office:value-type="string">
            <text:p>Survey for Ag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ask'</text:p>
            <text:p>8. Click on default task.</text:p>
            <text:p>9. Add agent under task.</text:p>
            <text:p>10. Click on Agent link of task.</text:p>
            <text:p>11. Click on 'Show' pop up menu of Agent.</text:p>
            <text:p>10. Click on Survey under show pop up menu.</text:p>
            <text:p>11. Click on Launch link</text:p>
          </table:table-cell>
          <table:table-cell table:style-name="ce35" office:value-type="string">
            <text:p>Verify that survey is launched</text:p>
            <text:p>Verify that survey can be created for Agent</text:p>
          </table:table-cell>
          <table:table-cell table:number-columns-repeated="1020"/>
        </table:table-row>
        <table:table-row table:style-name="ro32">
          <table:table-cell table:style-name="ce35" office:value-type="string">
            <text:p>MAP0064_CreateSurveyForRole</text:p>
          </table:table-cell>
          <table:table-cell table:style-name="ce58" office:value-type="string">
            <text:p>Survey for Rol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Role'</text:p>
            <text:p>8. Click on default task.</text:p>
            <text:p>9. Add Role under task.</text:p>
            <text:p>10. Click on Role link of task.</text:p>
            <text:p>11. Click on 'Show' pop up menu of Role.</text:p>
            <text:p>12. Click on Survey under show pop up menu.</text:p>
            <text:p>13. Click on Launch link</text:p>
          </table:table-cell>
          <table:table-cell table:style-name="ce35" office:value-type="string">
            <text:p>Verify that survey is launched</text:p>
            <text:p>Verify that survey can be created for Role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5_CreateSurveyForEvent</text:p>
          </table:table-cell>
          <table:table-cell table:style-name="ce58" office:value-type="string">
            <text:p>Survey for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Events'</text:p>
            <text:p>8. Click on Activate Questionnaire.</text:p>
            <text:p>9. Click on Show pop up menu.</text:p>
            <text:p>10. Click on 'all event' under show pop up menu.</text:p>
            <text:p>11. Click on 'unnamed' event.</text:p>
            <text:p>12. Click on 'Show' pop up menu of Event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Event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6_CreateSurveyForPlaces</text:p>
          </table:table-cell>
          <table:table-cell table:style-name="ce58" office:value-type="string">
            <text:p>Survey for Place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ces'</text:p>
            <text:p>8. Click on Activate Questionnaire.</text:p>
            <text:p>9. Click on Show pop up menu.</text:p>
            <text:p>10. Add places under About plan..</text:p>
            <text:p>11. Click on 'Locale' link.</text:p>
            <text:p>12. Click on 'Show' pop up menu of Locale/Places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ces</text:p>
          </table:table-cell>
          <table:table-cell table:number-columns-repeated="1020"/>
        </table:table-row>
        <table:table-row table:style-name="ro33">
          <table:table-cell table:style-name="ce35" office:value-type="string">
            <text:p>MAP0067_CreateSurveyForOrganization</text:p>
          </table:table-cell>
          <table:table-cell table:style-name="ce58" office:value-type="string">
            <text:p>Survey for Organiz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Organization'</text:p>
            <text:p>8. Click on Activate Questionnaire.</text:p>
            <text:p>9. Click on Show pop up menu.</text:p>
            <text:p>10. Add Organization under About plan..</text:p>
            <text:p>11. Click on 'Organization' link.</text:p>
            <text:p>12. Click on 'Show' pop up menu of Organization.</text:p>
            <text:p>13. Click on Survey under show pop up menu.</text:p>
            <text:p>14. Click on Launch link</text:p>
            <text:p>15. Click on done.</text:p>
            <text:p><text:span text:style-name="T3">16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Organization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68_CreateSurveyForInformationFlows</text:p>
          </table:table-cell>
          <table:table-cell table:style-name="ce58" office:value-type="string">
            <text:p>Survey for Information Flow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Information Flows'</text:p>
            <text:p>8. Click on Activate Questionnaire.</text:p>
            <text:p>9. Click on Info Receives or Sends '+Add' button.</text:p>
            <text:p>10. 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Information Flow</text:p>
          </table:table-cell>
          <table:table-cell table:number-columns-repeated="1020"/>
        </table:table-row>
        <table:table-row table:style-name="ro35">
          <table:table-cell table:style-name="ce35" office:value-type="string">
            <text:p>MAP0069_CreateSurveyForPhasesOfEvents</text:p>
          </table:table-cell>
          <table:table-cell table:style-name="ce58" office:value-type="string">
            <text:p>Survey for Phases of Event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hases of Events'</text:p>
            <text:p>8. Click on Activate Questionnaire.</text:p>
            <text:p>9. Click on About plan under show pop up menu.</text:p>
            <text:p>10. Click on Responding link.</text:p>
            <text:p>11. Click on 'Survey' under show pop up menu.</text:p>
            <text:p>12. Click on Launch link</text:p>
            <text:p><text:span text:style-name="T3">13. Click on Done.</text:span></text:p>
            <text:p><text:span text:style-name="T3">14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hases of events</text:p>
          </table:table-cell>
          <table:table-cell table:number-columns-repeated="1020"/>
        </table:table-row>
        <table:table-row table:style-name="ro34">
          <table:table-cell table:style-name="ce35" office:value-type="string">
            <text:p>MAP0070_CreateSurveyForPlanSegment</text:p>
          </table:table-cell>
          <table:table-cell table:style-name="ce58" office:value-type="string">
            <text:p>Survey for Plan Segment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Plan Segment'</text:p>
            <text:p>8. Click on Activate Questionnaire.</text:p>
            <text:p>9. Click on About plan segment under show pop up menu.</text:p>
            <text:p>10.Click on 'Survey' under show pop up menu.</text:p>
            <text:p>11. Click on Launch link</text:p>
            <text:p><text:span text:style-name="T3">12. Click on Done.</text:span></text:p>
            <text:p><text:span text:style-name="T3">13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Plan Segment</text:p>
          </table:table-cell>
          <table:table-cell table:number-columns-repeated="1020"/>
        </table:table-row>
        <table:table-row table:style-name="ro36">
          <table:table-cell table:style-name="ce35" office:value-type="string">
            <text:p>MAP0071_CreateSurveyForTransmissionMedia</text:p>
          </table:table-cell>
          <table:table-cell table:style-name="ce58" office:value-type="string">
            <text:p>Survey for Transmission Media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'all surveys' under 'show' popup menu.</text:p>
            <text:p>6. Click on Questionnaire tab.</text:p>
            <text:p>7. Add new Questionnaire for 'Transmission Media'</text:p>
            <text:p>8. Click on Activate Questionnaire.</text:p>
            <text:p>9. Click on Info Receives or Sends '+Add' button.</text:p>
            <text:p>10. Add new Media.</text:p>
            <text:p>11. Click on Media.</text:p>
            <text:p>12. Click on 'Survey' under show pop up menu.</text:p>
            <text:p>13. Click on Launch link</text:p>
            <text:p><text:span text:style-name="T3">14. Click on Done.</text:span></text:p>
            <text:p><text:span text:style-name="T3">15. Click on Sign out </text:span><text:span text:style-name="T3">user.</text:span></text:p>
          </table:table-cell>
          <table:table-cell table:style-name="ce35" office:value-type="string">
            <text:p>Verify that survey is launched</text:p>
            <text:p>Verify that survey can be created for Transmission Media</text:p>
          </table:table-cell>
          <table:table-cell table:number-columns-repeated="1020"/>
        </table:table-row>
        <table:table-row table:style-name="ro37">
          <table:table-cell table:style-name="ce35" office:value-type="string">
            <text:p>MAP0072_CreateSurveyFromTask</text:p>
          </table:table-cell>
          <table:table-cell table:style-name="ce58" office:value-type="string">
            <text:p>Survey from Task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Sign out </text:span><text:span text:style-name="T3">user.</text:span></text:p>
          </table:table-cell>
          <table:table-cell table:style-name="ce35" office:value-type="string">
            <text:p>Verify that Data Collection window opens.</text:p>
            <text:p>Verify that Survey can be created.</text:p>
            <text:p>Auto generated Questionnaire gets created</text:p>
          </table:table-cell>
          <table:table-cell table:number-columns-repeated="1020"/>
        </table:table-row>
        <table:table-row table:style-name="ro22">
          <table:table-cell table:style-name="ce35" office:value-type="string">
            <text:p>MAP0073_QuestionnaireForIssueRemediation</text:p>
          </table:table-cell>
          <table:table-cell table:style-name="ce59" office:value-type="string">
            <text:p>Issue remediation 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done.</text:span></text:p>
            <text:p><text:span text:style-name="T3">10. Click on Sign out </text:span><text:span text:style-name="T3">user.</text:span></text:p>
          </table:table-cell>
          <table:table-cell table:style-name="ce35" office:value-type="string">
            <text:p>Verify that when clicked on check box of issue remediation the questionnaire should appers.</text:p>
          </table:table-cell>
          <table:table-cell table:number-columns-repeated="1020"/>
        </table:table-row>
        <table:table-row table:style-name="ro23">
          <table:table-cell table:style-name="ce35" office:value-type="string">
            <text:p>MAP0074_EditQuestionnaireOfIssueRemediation</text:p>
          </table:table-cell>
          <table:table-cell table:style-name="ce58" office:value-type="string">
            <text:p>Edit issue remediation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one.</text:span></text:p>
            <text:p><text:span text:style-name="T3">11. Click on Sign out </text:span><text:span text:style-name="T3">user.</text:span></text:p>
          </table:table-cell>
          <table:table-cell table:style-name="ce35" office:value-type="string">
            <text:p>Verify that Questionnaire can be edited.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5_ChangeTheSequenceOfQuestions</text:p>
          </table:table-cell>
          <table:table-cell table:style-name="ce58" office:value-type="string">
            <text:p>Change Sequence of Questions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any arrow </text:span><text:span text:style-name="T3">to change the </text:span><text:span text:style-name="T3">sequence of questions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the sequence of questions get changes</text:p>
          </table:table-cell>
          <table:table-cell table:number-columns-repeated="1020"/>
        </table:table-row>
        <table:table-row table:style-name="ro24">
          <table:table-cell table:style-name="ce35" office:value-type="string">
            <text:p>MAP0076_DeleteIssueRemediationQuestionnair</text:p>
          </table:table-cell>
          <table:table-cell table:style-name="ce35" office:value-type="string">
            <text:p>Delete issue remediation questionnaire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7. Click on Questionnaire tab</text:p>
            <text:p><text:span text:style-name="T3">8. Click on check box </text:span><text:span text:style-name="T3">of 'issue remediation'</text:span></text:p>
            <text:p><text:span text:style-name="T3">9. Click on edit link</text:span></text:p>
            <text:p><text:span text:style-name="T3">10. Click on delete </text:span><text:span text:style-name="T3">Questionnaire.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 office:value-type="string">
            <text:p>Verify that Questionnaire gets deleted.</text:p>
            <text:p>Verify that the task for which the questionnaire is created having View Survey changes to create survey</text:p>
          </table:table-cell>
          <table:table-cell table:number-columns-repeated="1020"/>
        </table:table-row>
        <table:table-row table:style-name="ro38">
          <table:table-cell table:style-name="ce35" office:value-type="string">
            <text:p>MAP0078_ViewSurveyFromPlanningSurvey</text:p>
          </table:table-cell>
          <table:table-cell table:style-name="ce58" office:value-type="string">
            <text:p>Planning Survey</text:p>
          </table:table-cell>
          <table:table-cell table:style-name="ce57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Plan' link.</text:p>
            <text:p>5. Click on default task.</text:p>
            <text:p>6. Click on 'Create Survey' link</text:p>
            <text:p><text:span text:style-name="T3">7. Click on check-box </text:span><text:span text:style-name="T3">of Participants.</text:span></text:p>
            <text:p><text:span text:style-name="T3">8. Click on 'Request or </text:span><text:span text:style-name="T3">update participation..' </text:span><text:span text:style-name="T3">button</text:span></text:p>
            <text:p><text:span text:style-name="T3">11. Click on done.</text:span></text:p>
            <text:p><text:span text:style-name="T3">12. Click on Sign out </text:span><text:span text:style-name="T3">user.</text:span></text:p>
          </table:table-cell>
          <table:table-cell table:style-name="ce35"/>
          <table:table-cell table:number-columns-repeated="1020"/>
        </table:table-row>
        <table:table-row table:style-name="ro11">
          <table:table-cell office:value-type="string">
            <text:p>MAP0079_</text:p>
          </table:table-cell>
          <table:table-cell table:number-columns-repeated="1023"/>
        </table:table-row>
        <table:table-row table:style-name="ro18" table:number-rows-repeated="6548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mmand_Execution_Undo_and_Redo_V2" table:style-name="ta1" table:print="false">
        <table:table-column table:style-name="co14" table:default-cell-style-name="ce67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9">
          <table:table-cell table:style-name="ce64" office:value-type="string">
            <text:p>TEST CASE ID</text:p>
          </table:table-cell>
          <table:table-cell table:style-name="ce68" office:value-type="string">
            <text:p>TITLE</text:p>
          </table:table-cell>
          <table:table-cell table:style-name="ce68" office:value-type="string">
            <text:p>STEPS</text:p>
          </table:table-cell>
          <table:table-cell table:style-name="ce68" office:value-type="string">
            <text:p>KEY VERIFICATION</text:p>
          </table:table-cell>
          <table:table-cell table:style-name="ce71" table:number-columns-repeated="3"/>
          <table:table-cell table:style-name="ce68" office:value-type="string">
            <text:p>RESULT</text:p>
          </table:table-cell>
          <table:table-cell table:style-name="ce68" office:value-type="string">
            <text:p>AUTOMATED</text:p>
          </table:table-cell>
          <table:table-cell table:style-name="ce68" office:value-type="string">
            <text:p>RESULT</text:p>
          </table:table-cell>
          <table:table-cell table:style-name="ce68" office:value-type="string">
            <text:p>SCRIPT EXCEPTION</text:p>
          </table:table-cell>
          <table:table-cell table:style-name="ce68" office:value-type="string">
            <text:p>ERROR</text:p>
          </table:table-cell>
          <table:table-cell table:style-name="ce77" office:value-type="string">
            <text:p>TICKET NO.</text:p>
          </table:table-cell>
          <table:table-cell table:style-name="ce78" office:value-type="string">
            <text:p>COMMENT</text:p>
          </table:table-cell>
          <table:table-cell table:style-name="ce79" table:number-columns-repeated="1008"/>
          <table:table-cell table:style-name="ce71" table:number-columns-repeated="2"/>
        </table:table-row>
        <table:table-row table:style-name="ro39">
          <table:table-cell table:style-name="ce65" office:value-type="string">
            <text:p>MAC0061_UndoAddNewRequirement</text:p>
          </table:table-cell>
          <table:table-cell table:style-name="ce65" office:value-type="string">
            <text:p>Add New Requirement, and Undo Requirement</text:p>
          </table:table-cell>
          <table:table-cell table:style-name="ce69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65" office:value-type="string">
            <text:p>1. Verify that Requirement can be added.</text:p>
            <text:p>2. Verify that requirement can be undo.</text:p>
          </table:table-cell>
          <table:table-cell table:style-name="ce72"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style-name="ce75"/>
          <table:table-cell table:style-name="ce76"/>
          <table:table-cell table:number-columns-repeated="1013"/>
        </table:table-row>
        <table:table-row table:style-name="ro40">
          <table:table-cell table:style-name="ce66" office:value-type="string">
            <text:p>MAC0062_RedoAddNewRequirement</text:p>
          </table:table-cell>
          <table:table-cell table:style-name="ce65" office:value-type="string">
            <text:p>Add New Requirement, and Undo Requirement, Redo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0">
          <table:table-cell table:style-name="ce66" office:value-type="string">
            <text:p>MAC0063_UndoRemoveRequirement</text:p>
          </table:table-cell>
          <table:table-cell table:style-name="ce65" office:value-type="string">
            <text:p>Add New Requirement, Remove requirement, Un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41">
          <table:table-cell table:style-name="ce66" office:value-type="string">
            <text:p>MAC0064_RedoRemoveRequirement</text:p>
          </table:table-cell>
          <table:table-cell table:style-name="ce65" office:value-type="string">
            <text:p>Add New Requirement, Remove requirement, Undo remove requirement, Redo remove requirement</text:p>
          </table:table-cell>
          <table:table-cell table:style-name="ce70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65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73" office:value-type="string">
            <text:p>PASS</text:p>
          </table:table-cell>
          <table:table-cell table:style-name="ce74" office:value-type="string">
            <text:p>YES</text:p>
          </table:table-cell>
          <table:table-cell table:number-columns-repeated="1015"/>
        </table:table-row>
        <table:table-row table:style-name="ro8" table:number-rows-repeated="65530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3">07/23/2012</text:date>, <text:time>11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1H44M05S</meta:editing-duration>
    <meta:editing-cycles>168</meta:editing-cycles>
    <meta:generator>OpenOffice.org/3.2$Win32 OpenOffice.org_project/320m12$Build-9483</meta:generator>
    <dc:date>2012-07-23T11:47:55.06</dc:date>
    <meta:document-statistic meta:table-count="4" meta:cell-count="456" meta:object-count="0"/>
    <meta:user-defined meta:name="Info 1"/>
    <meta:user-defined meta:name="Info 2"/>
    <meta:user-defined meta:name="Info 3"/>
    <meta:user-defined meta:name="Info 4"/>
  </office:meta>
</office:document-meta>
</file>